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T1" style:family="text">
      <style:text-properties officeooo:rsid="0005b26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📘 Aula 05 — Trabalhando com Módulos no Python</text:h>
      <text:h text:style-name="Heading_20_2" text:outline-level="2">1. O que são módulos?</text:h>
      <text:list text:style-name="L1">
        <text:list-item>
          <text:p text:style-name="P1"><text:span text:style-name="Strong_20_Emphasis">Módulo</text:span> = arquivo Python (<text:span text:style-name="Source_20_Text">.py</text:span>) que contém funções, classes ou variáveis que podem ser reutilizadas em outros programas.</text:p>
        </text:list-item>
        <text:list-item>
          <text:p text:style-name="P1">Serve para <text:span text:style-name="Strong_20_Emphasis">organizar o código</text:span> e <text:span text:style-name="Strong_20_Emphasis">reaproveitar recursos</text:span>.</text:p>
        </text:list-item>
        <text:list-item>
          <text:p text:style-name="P1">Python já vem com uma <text:span text:style-name="Strong_20_Emphasis">biblioteca padrão</text:span> (standard library) — centenas de módulos prontos.</text:p>
        </text:list-item>
        <text:list-item>
          <text:p text:style-name="P1">Também podemos:</text:p>
          <text:list>
            <text:list-item>
              <text:p text:style-name="P1">Criar nossos próprios módulos.</text:p>
            </text:list-item>
            <text:list-item>
              <text:p text:style-name="P1">Instalar módulos externos (via <text:span text:style-name="Strong_20_Emphasis">PyPI</text:span>).</text:p>
            </text:list-item>
          </text:list>
        </text:list-item>
      </text:list>
      <text:p text:style-name="Horizontal_20_Line"/>
      <text:h text:style-name="Heading_20_2" text:outline-level="2">2. Formas de importar módulos</text:h>
      <text:h text:style-name="Heading_20_3" text:outline-level="3">Importando o módulo inteiro</text:h>
      <text:p text:style-name="P2"><text:span text:style-name="Source_20_Text">import math</text:span></text:p>
      <text:p text:style-name="P3"/>
      <text:p text:style-name="P4"><text:span text:style-name="Source_20_Text">print(math.sqrt(25)) <text:s/># 5.0</text:span></text:p>
      <text:h text:style-name="Heading_20_3" text:outline-level="3">Importando funções ou classes específicas</text:h>
      <text:p text:style-name="P2"><text:span text:style-name="Source_20_Text">from math import sqrt, ceil</text:span></text:p>
      <text:p text:style-name="P3"/>
      <text:p text:style-name="P3"><text:span text:style-name="Source_20_Text">print(sqrt(9)) <text:s text:c="2"/># 3.0</text:span></text:p>
      <text:p text:style-name="P4"><text:span text:style-name="Source_20_Text">print(ceil(4.2)) # 5</text:span></text:p>
      <text:h text:style-name="Heading_20_3" text:outline-level="3">Dando apelido (alias)</text:h>
      <text:p text:style-name="P2"><text:span text:style-name="Source_20_Text">import math as m</text:span></text:p>
      <text:p text:style-name="P3"><text:span text:style-name="Source_20_Text">import random as r</text:span></text:p>
      <text:p text:style-name="P3"/>
      <text:p text:style-name="P3"><text:span text:style-name="Source_20_Text">print(m.factorial(5)) <text:s/># 120</text:span></text:p>
      <text:p text:style-name="P4"><text:span text:style-name="Source_20_Text">print(r.randint(1, 10))</text:span></text:p>
      <text:h text:style-name="Heading_20_3" text:outline-level="3">Importando tudo (*)</text:h>
      <text:p text:style-name="P2"><text:span text:style-name="Source_20_Text">from math import *</text:span></text:p>
      <text:p text:style-name="P4"><text:span text:style-name="Source_20_Text">print(sqrt(16)) <text:s/># 4.0</text:span></text:p>
      <text:p text:style-name="Text_20_body">⚠️ <text:span text:style-name="Strong_20_Emphasis">Cuidado!</text:span> Isso polui o namespace e pode causar conflitos de nomes.</text:p>
      <text:p text:style-name="Horizontal_20_Line"/>
      <text:h text:style-name="Heading_20_2" text:outline-level="2"><text:soft-page-break/>3. Usando módulos da biblioteca padrão (built-in)</text:h>
      <text:h text:style-name="Heading_20_3" text:outline-level="3">📐 <text:span text:style-name="Source_20_Text">math</text:span></text:h>
      <text:list text:style-name="L2">
        <text:list-item>
          <text:p text:style-name="P5"><text:span text:style-name="Source_20_Text">ceil(x)</text:span> → arredonda para cima.</text:p>
        </text:list-item>
        <text:list-item>
          <text:p text:style-name="P5"><text:span text:style-name="Source_20_Text">floor(x)</text:span> → arredonda para baixo.</text:p>
        </text:list-item>
        <text:list-item>
          <text:p text:style-name="P5"><text:span text:style-name="Source_20_Text">trunc(x)</text:span> → remove casas decimais.</text:p>
        </text:list-item>
        <text:list-item>
          <text:p text:style-name="P5"><text:span text:style-name="Source_20_Text">pow(x, y)</text:span> → potência (<text:span text:style-name="Source_20_Text">x**y</text:span>).</text:p>
        </text:list-item>
        <text:list-item>
          <text:p text:style-name="P5"><text:span text:style-name="Source_20_Text">sqrt(x)</text:span> → raiz quadrada.</text:p>
        </text:list-item>
        <text:list-item>
          <text:p text:style-name="P5"><text:span text:style-name="Source_20_Text">factorial(x)</text:span> → fatorial.</text:p>
        </text:list-item>
      </text:list>
      <text:p text:style-name="P2"><text:span text:style-name="Source_20_Text">import math</text:span></text:p>
      <text:p text:style-name="P3"><text:span text:style-name="Source_20_Text">print(math.sqrt(81)) <text:s text:c="3"/># 9.0</text:span></text:p>
      <text:p text:style-name="P4"><text:span text:style-name="Source_20_Text">print(math.factorial(4)) <text:s/># 24</text:span></text:p>
      <text:p text:style-name="Horizontal_20_Line"/>
      <text:h text:style-name="Heading_20_3" text:outline-level="3">🎲 <text:span text:style-name="Source_20_Text">random</text:span></text:h>
      <text:list text:style-name="L3">
        <text:list-item>
          <text:p text:style-name="P6"><text:span text:style-name="Source_20_Text">randint(a, b)</text:span> → número inteiro aleatório entre <text:span text:style-name="Source_20_Text">a</text:span> e <text:span text:style-name="Source_20_Text">b</text:span>.</text:p>
        </text:list-item>
        <text:list-item>
          <text:p text:style-name="P6"><text:span text:style-name="Source_20_Text">random()</text:span> → número entre 0 e 1.</text:p>
        </text:list-item>
        <text:list-item>
          <text:p text:style-name="P6"><text:span text:style-name="Source_20_Text">choice(lista)</text:span> → escolhe item aleatório.</text:p>
        </text:list-item>
        <text:list-item>
          <text:p text:style-name="P6"><text:span text:style-name="Source_20_Text">shuffle(lista)</text:span> → embaralha lista.</text:p>
        </text:list-item>
      </text:list>
      <text:p text:style-name="P2"><text:span text:style-name="Source_20_Text">import random</text:span></text:p>
      <text:p text:style-name="P3"><text:span text:style-name="Source_20_Text">print(random.randint(1, 100))</text:span></text:p>
      <text:p text:style-name="P4"><text:span text:style-name="Source_20_Text">print(random.choice(["maçã", "banana", "uva"]))</text:span></text:p>
      <text:p text:style-name="Horizontal_20_Line"/>
      <text:h text:style-name="Heading_20_3" text:outline-level="3">📅 <text:span text:style-name="Source_20_Text">datetime</text:span></text:h>
      <text:p text:style-name="Text_20_body">Trabalha com data e hora.</text:p>
      <text:p text:style-name="P2"><text:span text:style-name="Source_20_Text">import datetime</text:span></text:p>
      <text:p text:style-name="P3"/>
      <text:p text:style-name="P3"><text:span text:style-name="Source_20_Text">hoje = datetime.date.today()</text:span></text:p>
      <text:p text:style-name="P3"><text:span text:style-name="Source_20_Text">agora = datetime.datetime.now()</text:span></text:p>
      <text:p text:style-name="P3"><text:span text:style-name="Source_20_Text">print("Data de hoje:", hoje)</text:span></text:p>
      <text:p text:style-name="P4"><text:span text:style-name="Source_20_Text">print("Data e hora:", agora)</text:span></text:p>
      <text:p text:style-name="Horizontal_20_Line"/>
      <text:h text:style-name="Heading_20_3" text:outline-level="3">🔑 <text:span text:style-name="Source_20_Text">os</text:span> e <text:span text:style-name="Source_20_Text">sys</text:span></text:h>
      <text:list text:style-name="L4">
        <text:list-item>
          <text:p text:style-name="P7"><text:span text:style-name="Source_20_Text">os</text:span> → interagir com o sistema operacional.</text:p>
        </text:list-item>
        <text:list-item>
          <text:p text:style-name="P7"><text:span text:style-name="Source_20_Text">sys</text:span> → informações sobre o interpretador.</text:p>
        </text:list-item>
      </text:list>
      <text:p text:style-name="P2"><text:span text:style-name="Source_20_Text">import os, sys</text:span></text:p>
      <text:p text:style-name="P3"/>
      <text:p text:style-name="P3"><text:soft-page-break/><text:span text:style-name="Source_20_Text">print(os.getcwd()) <text:s text:c="5"/># diretório atual</text:span></text:p>
      <text:p text:style-name="P4"><text:span text:style-name="Source_20_Text">print(sys.version) <text:s text:c="5"/># versão do Python</text:span></text:p>
      <text:p text:style-name="Horizontal_20_Line"/>
      <text:h text:style-name="Heading_20_2" text:outline-level="2">4. Criando seu próprio módulo</text:h>
      <text:p text:style-name="Text_20_body">Crie um arquivo chamado <text:span text:style-name="Strong_20_Emphasis">meu_modulo.py</text:span>:</text:p>
      <text:p text:style-name="P2"><text:span text:style-name="Source_20_Text">def saudacao(nome):</text:span></text:p>
      <text:p text:style-name="P4"><text:span text:style-name="Source_20_Text"><text:s text:c="4"/>return f"Olá, {nome}!"</text:span></text:p>
      <text:p text:style-name="Text_20_body">Agora use em outro arquivo:</text:p>
      <text:p text:style-name="P2"><text:span text:style-name="Source_20_Text">import meu_modulo</text:span></text:p>
      <text:p text:style-name="P4"><text:span text:style-name="Source_20_Text">print(meu_modulo.saudacao("Marcelo"))</text:span></text:p>
      <text:p text:style-name="Text_20_body">Ou:</text:p>
      <text:p text:style-name="P2"><text:span text:style-name="Source_20_Text">from meu_modulo import saudacao</text:span></text:p>
      <text:p text:style-name="P4"><text:span text:style-name="Source_20_Text">print(saudacao("Ana"))</text:span></text:p>
      <text:p text:style-name="Horizontal_20_Line"/>
      <text:h text:style-name="Heading_20_2" text:outline-level="2">5. Pacotes (packages)</text:h>
      <text:list text:style-name="L5">
        <text:list-item>
          <text:p text:style-name="P8">Pacote = <text:span text:style-name="Strong_20_Emphasis">pasta</text:span> que contém vários módulos.</text:p>
        </text:list-item>
        <text:list-item>
          <text:p text:style-name="P8">Para ser reconhecida como pacote, precisa ter um arquivo <text:span text:style-name="Source_20_Text">__init__.py</text:span>.</text:p>
        </text:list-item>
      </text:list>
      <text:p text:style-name="Text_20_body">Estrutura:</text:p>
      <text:p text:style-name="P2"><text:span text:style-name="Source_20_Text">meu_pacote/</text:span></text:p>
      <text:p text:style-name="P3"><text:span text:style-name="Source_20_Text"><text:s text:c="4"/>__init__.py</text:span></text:p>
      <text:p text:style-name="P3"><text:span text:style-name="Source_20_Text"><text:s text:c="4"/>modulo1.py</text:span></text:p>
      <text:p text:style-name="P4"><text:span text:style-name="Source_20_Text"><text:s text:c="4"/>modulo2.py</text:span></text:p>
      <text:p text:style-name="Text_20_body">Uso:</text:p>
      <text:p text:style-name="P9"><text:span text:style-name="Source_20_Text">from meu_pacote import modulo1</text:span></text:p>
      <text:p text:style-name="Horizontal_20_Line"/>
      <text:h text:style-name="Heading_20_2" text:outline-level="2">6. Módulos externos (PyPI)</text:h>
      <text:list text:style-name="L6">
        <text:list-item>
          <text:p text:style-name="P10">O <text:span text:style-name="Strong_20_Emphasis">PyPI (Python Package Index)</text:span> é o repositório oficial de pacotes Python.</text:p>
        </text:list-item>
        <text:list-item>
          <text:p text:style-name="P10">Instalação com <text:span text:style-name="Source_20_Text">pip</text:span>:</text:p>
        </text:list-item>
      </text:list>
      <text:p text:style-name="P9"><text:span text:style-name="Source_20_Text">pip install nome_do_pacote</text:span></text:p>
      <text:p text:style-name="Text_20_body">Exemplo com <text:span text:style-name="Strong_20_Emphasis">emoji</text:span>:</text:p>
      <text:p text:style-name="P2"><text:span text:style-name="Source_20_Text">import emoji</text:span></text:p>
      <text:p text:style-name="P4"><text:span text:style-name="Source_20_Text">print(emoji.emojize("Olá, Mundo! :earth_americas:", language="alias"))</text:span></text:p>
      <text:p text:style-name="Horizontal_20_Line"/>
      <text:h text:style-name="Heading_20_2" text:outline-level="2"><text:soft-page-break/>7. Boas práticas ao usar módulos</text:h>
      <text:p text:style-name="Text_20_body">✅ Use <text:span text:style-name="Strong_20_Emphasis">alias</text:span> quando o nome for muito longo (<text:span text:style-name="Source_20_Text">import numpy as np</text:span>).<text:line-break/>✅ Evite <text:span text:style-name="Source_20_Text">from modulo import *</text:span>.<text:line-break/>✅ Agrupe imports no início do arquivo (por convenção PEP8):</text:p>
      <text:p text:style-name="P2"><text:span text:style-name="Source_20_Text"># Imports padrão</text:span></text:p>
      <text:p text:style-name="P3"><text:span text:style-name="Source_20_Text">import os</text:span></text:p>
      <text:p text:style-name="P3"><text:span text:style-name="Source_20_Text">import sys</text:span></text:p>
      <text:p text:style-name="P3"/>
      <text:p text:style-name="P3"><text:span text:style-name="Source_20_Text"># Imports de terceiros</text:span></text:p>
      <text:p text:style-name="P3"><text:span text:style-name="Source_20_Text">import numpy as np</text:span></text:p>
      <text:p text:style-name="P3"/>
      <text:p text:style-name="P3"><text:span text:style-name="Source_20_Text"># Imports locais</text:span></text:p>
      <text:p text:style-name="P4"><text:span text:style-name="Source_20_Text">import meu_modulo</text:span></text:p>
      <text:h text:style-name="Heading_20_2" text:outline-level="2"><text:span text:style-name="T1">8</text:span>. Como importar módulos?</text:h>
      <text:h text:style-name="Heading_20_3" text:outline-level="3">Importando o módulo inteiro</text:h>
      <text:p text:style-name="P2"><text:span text:style-name="Source_20_Text">import math</text:span></text:p>
      <text:p text:style-name="P3"/>
      <text:p text:style-name="P3"><text:span text:style-name="Source_20_Text">numero = 9</text:span></text:p>
      <text:p text:style-name="P3"><text:span text:style-name="Source_20_Text">raiz = math.sqrt(numero)</text:span></text:p>
      <text:p text:style-name="P4"><text:span text:style-name="Source_20_Text">print(f"A raiz quadrada de {numero} é {raiz}")</text:span></text:p>
      <text:p text:style-name="Text_20_body">➡️ Aqui precisamos usar <text:span text:style-name="Source_20_Text">math.sqrt</text:span>, <text:span text:style-name="Source_20_Text">math.ceil</text:span>, etc.</text:p>
      <text:p text:style-name="Horizontal_20_Line"/>
      <text:h text:style-name="Heading_20_3" text:outline-level="3">Importando apenas o que precisamos</text:h>
      <text:p text:style-name="P2"><text:span text:style-name="Source_20_Text">from math import sqrt, floor</text:span></text:p>
      <text:p text:style-name="P3"/>
      <text:p text:style-name="P3"><text:span text:style-name="Source_20_Text">numero = 25</text:span></text:p>
      <text:p text:style-name="P3"><text:span text:style-name="Source_20_Text">print(sqrt(numero)) <text:s text:c="2"/># 5.0</text:span></text:p>
      <text:p text:style-name="P4"><text:span text:style-name="Source_20_Text">print(floor(4.9)) <text:s text:c="4"/># 4</text:span></text:p>
      <text:p text:style-name="Text_20_body">➡️ Assim chamamos direto a função sem precisar escrever <text:span text:style-name="Source_20_Text">math.</text:span>.</text:p>
      <text:p text:style-name="Horizontal_20_Line"/>
      <text:h text:style-name="Heading_20_3" text:outline-level="3">Importando com apelido (alias)</text:h>
      <text:p text:style-name="P2"><text:span text:style-name="Source_20_Text">import math as m</text:span></text:p>
      <text:p text:style-name="P3"/>
      <text:p text:style-name="P4"><text:span text:style-name="Source_20_Text">print(m.factorial(5)) <text:s/># 120</text:span></text:p>
      <text:p text:style-name="Text_20_body">➡️ Muito usado com bibliotecas grandes (ex.: <text:span text:style-name="Source_20_Text">import numpy as np</text:span>).</text:p>
      <text:p text:style-name="Horizontal_20_Line"/>
      <text:h text:style-name="Heading_20_2" text:outline-level="2"><text:span text:style-name="T1">9</text:span>. Funções úteis do módulo <text:span text:style-name="Source_20_Text">math</text:span></text:h>
      <text:list text:style-name="L7">
        <text:list-item>
          <text:p text:style-name="P11"><text:span text:style-name="Source_20_Text">ceil(x)</text:span> → arredonda para cima.</text:p>
        </text:list-item>
        <text:list-item>
          <text:p text:style-name="P11"><text:span text:style-name="Source_20_Text">floor(x)</text:span> → arredonda para baixo.</text:p>
        </text:list-item>
        <text:list-item>
          <text:p text:style-name="P11"><text:soft-page-break/><text:span text:style-name="Source_20_Text">trunc(x)</text:span> → corta a parte decimal (sem arredondar).</text:p>
        </text:list-item>
        <text:list-item>
          <text:p text:style-name="P11"><text:span text:style-name="Source_20_Text">pow(x, y)</text:span> → potência (<text:span text:style-name="Source_20_Text">x**y</text:span>).</text:p>
        </text:list-item>
        <text:list-item>
          <text:p text:style-name="P11"><text:span text:style-name="Source_20_Text">sqrt(x)</text:span> → raiz quadrada.</text:p>
        </text:list-item>
        <text:list-item>
          <text:p text:style-name="P11"><text:span text:style-name="Source_20_Text">factorial(x)</text:span> → fatorial de um número inteiro.</text:p>
        </text:list-item>
      </text:list>
      <text:p text:style-name="Text_20_body">Exemplo:</text:p>
      <text:p text:style-name="P2"><text:span text:style-name="Source_20_Text">import math</text:span></text:p>
      <text:p text:style-name="P3"/>
      <text:p text:style-name="P3"><text:span text:style-name="Source_20_Text">print(math.ceil(7.2)) <text:s text:c="4"/># 8</text:span></text:p>
      <text:p text:style-name="P3"><text:span text:style-name="Source_20_Text">print(math.floor(7.8)) <text:s text:c="3"/># 7</text:span></text:p>
      <text:p text:style-name="P3"><text:span text:style-name="Source_20_Text">print(math.trunc(7.9)) <text:s text:c="3"/># 7</text:span></text:p>
      <text:p text:style-name="P3"><text:span text:style-name="Source_20_Text">print(math.pow(2, 5)) <text:s text:c="4"/># 32.0</text:span></text:p>
      <text:p text:style-name="P3"><text:span text:style-name="Source_20_Text">print(math.sqrt(16)) <text:s text:c="5"/># 4.0</text:span></text:p>
      <text:p text:style-name="P4"><text:span text:style-name="Source_20_Text">print(math.factorial(5)) <text:s/># 120</text:span></text:p>
      <text:p text:style-name="Horizontal_20_Line"/>
      <text:h text:style-name="Heading_20_2" text:outline-level="2"><text:span text:style-name="T1">10</text:span>. Módulo <text:span text:style-name="Source_20_Text">random</text:span> — valores aleatórios</text:h>
      <text:p text:style-name="P2"><text:span text:style-name="Source_20_Text">import random</text:span></text:p>
      <text:p text:style-name="P3"/>
      <text:p text:style-name="P3"><text:span text:style-name="Source_20_Text">print(random.randint(1, 10)) <text:s text:c="13"/># número inteiro entre 1 e 10</text:span></text:p>
      <text:p text:style-name="P4"><text:span text:style-name="Source_20_Text">print(random.choice(["maçã", "banana"])) <text:s/># escolhe item aleatório</text:span></text:p>
      <text:p text:style-name="Horizontal_20_Line"/>
      <text:h text:style-name="Heading_20_2" text:outline-level="2"><text:span text:style-name="T1">11</text:span>. Usando módulos externos (PyPI)</text:h>
      <text:list text:style-name="L8">
        <text:list-item>
          <text:p text:style-name="P12">Nem tudo já vem no Python.</text:p>
        </text:list-item>
        <text:list-item>
          <text:p text:style-name="P12">Podemos instalar pacotes extras do <text:span text:style-name="Strong_20_Emphasis">PyPI</text:span> (Python Package Index).</text:p>
        </text:list-item>
        <text:list-item>
          <text:p text:style-name="P12">Exemplo: biblioteca <text:span text:style-name="Source_20_Text">emoji</text:span>.</text:p>
        </text:list-item>
      </text:list>
      <text:p text:style-name="Text_20_body">Instalação (no terminal):</text:p>
      <text:p text:style-name="P9"><text:span text:style-name="Source_20_Text">pip install emoji</text:span></text:p>
      <text:p text:style-name="Text_20_body">Uso:</text:p>
      <text:p text:style-name="P2"><text:span text:style-name="Source_20_Text">import emoji</text:span></text:p>
      <text:p text:style-name="P3"/>
      <text:p text:style-name="P4"><text:span text:style-name="Source_20_Text">print(emoji.emojize("Olá, Mundo! :earth_americas:", language="alias"))</text:span></text:p>
      <text:p text:style-name="Horizontal_20_Line"/>
      <text:h text:style-name="Heading_20_2" text:outline-level="2"><text:span text:style-name="T1">12</text:span>. Exercícios práticos</text:h>
      <text:list text:style-name="L9">
        <text:list-item>
          <text:p text:style-name="P13">Peça um número ao usuário e mostre:</text:p>
          <text:list>
            <text:list-item>
              <text:p text:style-name="P13">a raiz quadrada (<text:span text:style-name="Source_20_Text">sqrt</text:span>),</text:p>
            </text:list-item>
            <text:list-item>
              <text:p text:style-name="P13">o arredondado pra cima (<text:span text:style-name="Source_20_Text">ceil</text:span>),</text:p>
            </text:list-item>
            <text:list-item>
              <text:p text:style-name="P13"><text:soft-page-break/>o arredondado pra baixo (<text:span text:style-name="Source_20_Text">floor</text:span>).</text:p>
            </text:list-item>
          </text:list>
        </text:list-item>
        <text:list-item>
          <text:p text:style-name="P13">Sorteie um número de 1 a 20 e peça para o usuário adivinhar. Diga se ele precisa tentar <text:span text:style-name="Strong_20_Emphasis">maior</text:span> ou <text:span text:style-name="Strong_20_Emphasis">menor</text:span> até acertar.</text:p>
        </text:list-item>
        <text:list-item>
          <text:p text:style-name="P13">Peça uma lista de 5 nomes e sorteie um vencedor com <text:span text:style-name="Source_20_Text">random.choice()</text:span>.</text:p>
        </text:list-item>
        <text:list-item>
          <text:p text:style-name="P13">Instale a biblioteca <text:span text:style-name="Source_20_Text">emoji</text:span> e faça um programa que mostre uma mensagem de boas-vindas com um emoji (👋, 🌎, etc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1T12:33:51.939093900</meta:creation-date>
    <dc:date>2025-09-21T12:35:54.749315600</dc:date>
    <meta:editing-duration>PT2M3S</meta:editing-duration>
    <meta:editing-cycles>1</meta:editing-cycles>
    <meta:document-statistic meta:table-count="0" meta:image-count="0" meta:object-count="0" meta:page-count="6" meta:paragraph-count="146" meta:word-count="725" meta:character-count="4661" meta:non-whitespace-character-count="4041"/>
    <meta:generator>LibreOffice/25.8.1.1$Windows_X86_64 LibreOffice_project/54047653041915e595ad4e45cccea684809c77b5</meta:generator>
  </office:meta>
</office:document-meta>
</file>